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cm" draw:fill-color="#00b4ff"/>
    </style:style>
    <style:style style:name="gr2" style:family="graphic" style:parent-style-name="standard">
      <style:graphic-properties svg:stroke-width="0.04cm" svg:stroke-color="#ffffff" draw:fill="none" draw:fill-color="#ffffff" fo:padding-top="-0.03cm" fo:padding-bottom="-0.03cm" fo:padding-left="-0.03cm" fo:padding-right="-0.03cm"/>
    </style:style>
    <style:style style:name="gr3" style:family="graphic" style:parent-style-name="standard">
      <style:graphic-properties draw:stroke="none" svg:stroke-width="0.04cm" draw:fill-color="#005a80"/>
    </style:style>
    <style:style style:name="gr4" style:family="graphic" style:parent-style-name="standard">
      <style:graphic-properties draw:stroke="none" svg:stroke-width="0.04cm" draw:fill-color="#0096d4"/>
    </style:style>
    <style:style style:name="gr5" style:family="graphic" style:parent-style-name="standard">
      <style:graphic-properties draw:stroke="none" svg:stroke-width="0.085cm" draw:fill-color="#ffffff"/>
    </style:style>
    <style:style style:name="gr6" style:family="graphic" style:parent-style-name="standard">
      <style:graphic-properties draw:stroke="none"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1.976cm" svg:y="-5cm"/>
          <draw:glue-point draw:id="5" svg:x="5cm" svg:y="-5cm"/>
          <draw:glue-point draw:id="6" svg:x="1.512cm" svg:y="-5cm"/>
          <draw:glue-point draw:id="7" svg:x="-4.978cm" svg:y="5cm"/>
          <draw:glue-point draw:id="8" svg:x="2.495cm" svg:y="5cm"/>
          <draw:glue-point draw:id="9" svg:x="-1.242cm" svg:y="5cm"/>
          <draw:glue-point draw:id="10" svg:x="-5cm" svg:y="-0.625cm"/>
          <draw:glue-point draw:id="11" svg:x="5cm" svg:y="0.391cm"/>
          <draw:glue-point draw:id="12" svg:x="5cm" svg:y="-2.305cm"/>
          <draw:glue-point draw:id="13" svg:x="0cm" svg:y="0cm"/>
          <draw:polygon draw:style-name="gr1" draw:layer="layout" svg:width="3.617cm" svg:height="0.875cm" svg:x="0cm" svg:y="0cm" svg:viewBox="0 0 3618 876" draw:points="0,876 1093,0 3618,0 2711,876">
            <text:p/>
          </draw:polygon>
          <draw:polygon draw:style-name="gr2" draw:layer="layout" svg:width="3.617cm" svg:height="0.875cm" svg:x="0cm" svg:y="0cm" svg:viewBox="0 0 3618 876" draw:points="0,876 1093,0 3618,0 2711,876">
            <text:p/>
          </draw:polygon>
          <draw:polygon draw:style-name="gr3" draw:layer="layout" svg:width="0.906cm" svg:height="2cm" svg:x="2.711cm" svg:y="0cm" svg:viewBox="0 0 907 2001" draw:points="0,2001 907,1078 907,0 0,875">
            <text:p/>
          </draw:polygon>
          <draw:polygon draw:style-name="gr2" draw:layer="layout" svg:width="0.906cm" svg:height="2cm" svg:x="2.711cm" svg:y="0cm" svg:viewBox="0 0 907 2001" draw:points="0,2001 907,1078 907,0 0,875">
            <text:p/>
          </draw:polygon>
          <draw:polygon draw:style-name="gr4" draw:layer="layout" svg:width="2.703cm" svg:height="1.125cm" svg:x="0.008cm" svg:y="0.875cm" svg:viewBox="0 0 2704 1126" draw:points="2704,1126 2704,0 0,0 0,1126">
            <text:p/>
          </draw:polygon>
          <draw:polygon draw:style-name="gr2" draw:layer="layout" svg:width="2.703cm" svg:height="1.125cm" svg:x="0.008cm" svg:y="0.875cm" svg:viewBox="0 0 2704 1126" draw:points="2704,1126 2704,0 0,0 0,1126">
            <text:p/>
          </draw:polygon>
          <draw:polygon draw:style-name="gr5" draw:layer="layout" svg:width="0.547cm" svg:height="0.234cm" svg:x="0.703cm" svg:y="0.328cm" svg:viewBox="0 0 548 235" draw:points="203,235 548,0 485,0 242,156 391,0 336,0 93,156 242,0 180,0 0,235 54,235 305,39 148,235">
            <text:p/>
          </draw:polygon>
          <draw:polygon draw:style-name="gr5" draw:layer="layout" svg:width="0.469cm" svg:height="0.234cm" svg:x="2.563cm" svg:y="0.328cm" svg:viewBox="0 0 470 235" draw:points="156,141 313,141 352,94 219,94 274,39 423,39 470,0 258,0 0,235 219,235 258,188 101,188">
            <text:p/>
          </draw:polygon>
          <draw:path draw:style-name="gr5" draw:layer="layout" svg:width="0.367cm" svg:height="0.241cm" svg:x="1.33cm" svg:y="0.631cm" svg:viewBox="0 0 368 242" svg:d="m365 54c9-27-4-25-4-40-18-9-4-11-40-14-71 0-128 22-175 54-35 25-28 47 8 54l31 8c21 5 16 32 15 32-15 23-68 46-100 46-47 0-40-39-9-54h-63c-45 47-38 102 40 102 70 0 132-27 186-90 9-10 7-44-6-51l-30-20c-31-8-18-16-11-27 24-16 51-24 70-26 13-3 70 4 34 25z">
            <text:p/>
          </draw:path>
          <draw:polygon draw:style-name="gr5" draw:layer="layout" svg:width="0.5cm" svg:height="0.234cm" svg:x="1.961cm" svg:y="0.016cm" svg:viewBox="0 0 501 235" draw:points="180,235 234,235 501,0 438,0 258,156 320,0 258,0 0,235 62,235 242,78">
            <text:p/>
          </draw:polygon>
          <draw:path draw:style-name="gr6" draw:layer="layout" svg:width="0.259cm" svg:height="0.086cm" svg:x="1.738cm" svg:y="0.391cm" svg:viewBox="0 0 260 87" svg:d="m248 39c-24 24-102 48-165 48-71 0-101-24-71-48 24-24 102-39 165-39 71 0 102 15 71 39z">
            <text:p/>
          </draw:path>
          <draw:polygon draw:style-name="gr6" draw:layer="layout" svg:width="0.258cm" svg:height="0.188cm" svg:x="1.844cm" svg:y="0.227cm" svg:viewBox="0 0 259 189" draw:points="0,189 259,0 94,189">
            <text:p/>
          </draw:polygon>
          <draw:polygon draw:style-name="gr6" draw:layer="layout" svg:width="0.258cm" svg:height="0.188cm" svg:x="1.648cm" svg:y="0.438cm" svg:viewBox="0 0 259 189" draw:points="164,0 0,189 259,0">
            <text:p/>
          </draw:polygon>
          <draw:polygon draw:style-name="gr6" draw:layer="layout" svg:width="0.531cm" svg:height="0.031cm" svg:x="1.305cm" svg:y="0.414cm" svg:viewBox="0 0 532 32" draw:points="492,32 0,16 532,0">
            <text:p/>
          </draw:polygon>
          <draw:polygon draw:style-name="gr6" draw:layer="layout" svg:width="0.531cm" svg:height="0.031cm" svg:x="1.875cm" svg:y="0.414cm" svg:viewBox="0 0 532 32" draw:points="0,32 532,16 39,0">
            <text:p/>
          </draw:polygon>
          <draw:polygon draw:style-name="gr6" draw:layer="layout" svg:width="0.266cm" svg:height="0.078cm" svg:x="1.57cm" svg:y="0.43cm" svg:viewBox="0 0 267 79" draw:points="267,31 0,79 219,0">
            <text:p/>
          </draw:polygon>
          <draw:polygon draw:style-name="gr6" draw:layer="layout" svg:width="0.297cm" svg:height="0.086cm" svg:x="1.875cm" svg:y="0.352cm" svg:viewBox="0 0 298 87" draw:points="39,87 298,0 0,63">
            <text:p/>
          </draw:polygon>
          <draw:polygon draw:style-name="gr6" draw:layer="layout" svg:width="0.156cm" svg:height="0.078cm" svg:x="1.836cm" svg:y="0.438cm" svg:viewBox="0 0 157 79" draw:points="102,0 157,79 0,23">
            <text:p/>
          </draw:polygon>
          <draw:polygon draw:style-name="gr6" draw:layer="layout" svg:width="0.156cm" svg:height="0.086cm" svg:x="1.742cm" svg:y="0.352cm" svg:viewBox="0 0 157 87" draw:points="157,63 0,0 62,87">
            <text:p/>
          </draw:polygon>
          <draw:path draw:style-name="gr2" draw:layer="layout" svg:width="0.871cm" svg:height="0.329cm" svg:x="1.42cm" svg:y="0.28cm" svg:viewBox="0 0 872 330" svg:d="m870 86c23 86-149 180-383 227-243 39-454 8-485-78-23-78 148-180 391-219 234-38 453-8 477 7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Location server</dc:title>
    <meta:creation-date>2011-02-07T16:37:23</meta:creation-date>
    <meta:editing-duration>P0D</meta:editing-duration>
    <meta:editing-cycles>1</meta:editing-cycles>
    <meta:document-statistic meta:object-count="21"/>
    <meta:generator>OpenOffice.org/3.3$Linux OpenOffice.org_project/330m20$Build-9567</meta:generator>
  </office:meta>
</office:document-meta>
</file>